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Info.getIm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Info.get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Info.addImport(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Info.addInterface( String qualifie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Info.setSuperClass( String qualifie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Info.hasSuper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Info.ClassInfo(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Info.getSuper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Info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Info.getPackag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